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ableColumn1" style:family="table-column">
      <style:table-column-properties style:column-width="3.4625in" style:rel-column-width="32767*"/>
    </style:style>
  </office:automatic-styles>
  <office:body>
    <office:text>
      <text:p text:style-name="P1"/>
      <text:p text:style-name="P2">張萬康   |  2020.01.06 15:05   |   <text:a xlink:type="simple" xlink:href="http://palinfo.habago.org/Entry?Command=Information_PrintForum&amp;iPage=1#FORUM38363"><text:span text:style-name="T1">#</text:span></text:a></text:p>
      <text:p text:style-name="P3">謝謝陳真指導與糾正。後藤健二、湯川遙菜，我追蹤過他們的事，對前者很敬佩，他和孩子們相處的笑容看了感心，對後者是有點敬佩（比我勇敢得多），比較多的是同情，與難以定義......有點像台灣一個歌唱的女子團體「City魅」被稱作不明定義團體，她們很土氣但可愛，紅不起來，解散很久。 <text:line-break/>高遠菜穗子我不曉得，欠學！立刻爬文。 <text:line-break/>我行文粗糙，用詞不當，謝謝你指正。而且把被綁架或遭恐攻當成台灣不要靠美國太近的理由，這角度、層次也有點低。很見笑，覺有點糗，哈哈哈哈哈（尬笑），不過能從陳真身上學到東西，不也是來這裡的目的之一嗎？（這兩句有點像寫作文，但也確實是如此。這是收穫。） <text:line-break/>其他方面也謝謝你的指出。 <text:line-break/><text:line-break/>晚上在庶民風味的咖啡店遇到一個44歲的女士。她對我笑說，美國賣的直昇機是怎麼回事啊？應該叫他們賠啊，才用多久就摔了兩架，一般買小家電也有保固的啊。</text:p>
      <text:p text:style-name="P2">鄭豐遠   |  2020.01.06 11:52   |   <text:a xlink:type="simple" xlink:href="http://palinfo.habago.org/Entry?Command=Information_PrintForum&amp;iPage=1#FORUM38362"><text:span text:style-name="T1">#</text:span></text:a></text:p>
      <text:p text:style-name="P4">台灣人非常崇拜英語，以懂英語為榮，問題是真正有心學習英語的人卻佔極少數。我有個親戚的小孩，從小什麼沒學好，倒是學了一身虛榮，在人前喜歡故意講英語，講什麼呢? 只要看到有人，他就會衝過來大喊一句: What's up guys? <text:line-break/><text:line-break/>然後呢? 沒有然後了，因為他就只會這一句 (大概從電視學的)，永遠都是大喊一句 What's up guys? 他的父母顯然對此感到很滿意，經常和別人說自己的小孩"英語很好"。問題是，一個人如果從頭到尾只會講一句話，你真的會認為他懂英語嗎? 就算你把十句話，一百句話背得滾瓜爛熟，我們也不會認為這稱得上能掌握一門語言。畢竟所謂語言，得是在一種無數句子的實踐之後，產生了一種新的、屬於你自己與它之間的連結，他才會真的成為"你的語言"。 <text:line-break/><text:line-break/>離開台灣至今三年半了，這三年半最大的一個收獲就是，我對中國以及相關的國際常識從一個可說完完全全一無所知的人，稍微進化到有一點點點基本的理解和認識，差不多就像從一個完全不懂英語的人，稍微進步到能用英語買菜那樣。但就算只是這樣一種微不足道的進步，經常也使我在面對台灣同胞時，對其發言或想法有種極大的驚訝，心中經常會出現三個巨大的驚嘆號，那就是: <text:line-break/><text:line-break/>中國怎麼會是你說的那樣？！ <text:line-break/><text:line-break/>美國怎麼會是你說的那樣？！ <text:line-break/><text:line-break/>世界怎麼會是你說的那樣？！ <text:line-break/><text:line-break/><text:line-break/>感謝巴勒網，讓我的"語言基礎"比其他人稍微好一點。面對兩岸關係，我經常對台灣同胞的想法感到很震驚，因為大部份人顯然完完全全不知道自己在說什麼。比如解放軍，人們顯然完完全全不理解解放軍是什麼樣的一種存在。今天就算退一萬步來說，台灣必須把中國當作一個敵人而不是一個同胞，那你也不可能、不應該用這樣的方式去描述台軍和解放軍之間的關係。你更不可能、也更不應該去進行那樣的一種挑釁和妄想。 <text:line-break/><text:line-break/>你知道 1949 年中華人民共和國成立後，打過幾次戰爭嗎? 你知道其中和美國交過幾次手，以及這些戰爭的結果嗎? 你有聽過珍寶島事件和中越戰爭 (不是越戰) 嗎? 你知道這些戰爭的結果嗎? <text:line-break/><text:line-break/>如果大家不知道，不妨搜尋一下相關關鍵字，維基百科上就有一些資料。 <text:line-break/><text:line-break/>共產黨領導下的中國，面對主權和領土，從來不會有一絲妥協的。上面說的珍寶島事件最終差點引發中蘇之間的核戰，中越戰爭則對越南一整個國家造成毀滅性的打擊，而這些都還是在中國的國力及軍隊遠不及對手的狀況下發生的。今天中國的實力已經可以說遠超過除了美國之外的所有國家，台灣對中國來說又是一個完全的內政而不是邊界問題，你認為中國有可能會因為任何武力的恫嚇而收手嗎? <text:line-break/><text:line-break/>台灣人再怎麼厭惡或排斥對岸的中國，都絕不應該選擇武力思維來當作解決途徑，因為第一你是意圖在殘殺和自己同文同種的華人同胞，第二以目前解放軍的能力，你根本無法殘殺對方，只有對方能輕易殘殺你。如果連這一丁點幾本認識都沒有，那我們會說你根本不瞭解兩岸情勢，根本不知道台灣是什麼角色。</text:p>
      <text:p text:style-name="P2">陳真   |  2020.01.06 11:49   |   <text:a xlink:type="simple" xlink:href="http://palinfo.habago.org/Entry?Command=Information_PrintForum&amp;iPage=1#FORUM38361"><text:span text:style-name="T1">#</text:span></text:a></text:p>
      <text:p text:style-name="P3">卡韓政變 (225)：該被轉型的反而正義了 <text:line-break/><text:line-break/>陳真 2020. 1. 6. <text:line-break/><text:line-break/><text:line-break/>容我零星講些比較「隨興」的想法。我常批評陰謀論，但我並不認為王大師是個陰謀論者，此陰謀非彼陰謀，他似乎仍然比較接近是個懷疑論者。當然，當懷疑主義者如果連「善」也失去信任，就很容易溜滑梯，走向虛無，走向無腦陰謀論，凡事都亂懷疑一通。 <text:line-break/><text:line-break/>我有篇英文論文，講到nonsense這個概念。齊克果、尼采和維根斯坦都圍繞著nonsense打轉，為何他們沒有走向比方說叔本華那樣一種虛無主義，也許是因為他們終究都還相信著某種東西之無可置疑。 <text:line-break/><text:line-break/>這樣一種「基本信任」，對我們自身來說，無非也是一種自我救贖。因為，當我們什麼都不信時，那你還相信自己嗎？如果你真的什麼都不信，為何卻這麼相信自己的胡亂猜疑？為何反倒相信無腦的陰謀論？ <text:line-break/><text:line-break/>講這些是為了說明陰謀論和懷疑主義之間仍然有個重大區別，後者「來風」，但並非全然「空穴」。 <text:line-break/><text:line-break/>即便承認懷疑主義的價值，我一般仍然不會在這個層次上談事情，而是採取知識上的極端保守主義，亦即相當有把握的事我才公開講。但在私底下，比方說我跟學姊之間，言論尺度就不會這麼嚴謹了。 <text:line-break/><text:line-break/>舉個例，我對綠營數以兆計的瘋狂貪污及貪瀆規模始終感到有點不可思議，因為那根本就是末世紀的幹法，能搶就搶，能撈就撈，完全沒有尺度，沒有一絲廉恥，完全不顧吃相了。為什麼？因為沒有明天。 <text:line-break/><text:line-break/>這意味著什麼？意味著： <text:line-break/><text:line-break/>一，某種攤牌的時刻快到了。 <text:line-break/><text:line-break/>二，搞爛台灣是美方所樂見，甚至已形成一種政策，因此放縱走狗們盡量貪，盡量惡搞，搞死台灣。一來做為一種滋生動亂的基礎環境，二來讓對岸有朝一日就算收復台灣，亦是一片荒蕪。 <text:line-break/><text:line-break/>這其實一點都不是陰謀論，而是合理懷疑，畢竟綠營之所為，絲毫看不出來這些政治人渣打算在台灣長治久安地生活下去。 <text:line-break/><text:line-break/>看事情有正反兩種推論。你可以從正面(positive)思考，也能從反面倒過來想，亦即：「如果不是這樣，還會哪樣？」如果人渣們不是抱持著末世紀心態，怎麼可能殺雞取卵什麼都要吸乾啃光？ <text:line-break/><text:line-break/>蔡英文欺盡世人長達三十幾年的假學歷亦是反面 (negative)思維之一例：如果她的學歷是真的，她一秒鐘就能證明，還需要打官司控告人嗎？打官司不是要證據嗎？那她就把證據直接拿出來不就好了？怎麼反而把根本毫無機密性可言的升等資料列為期限長達30年的機密？那不是心裏有鬼嗎？再說，30年後，還有幾個人認識什麼蔡英文？ <text:line-break/><text:line-break/>蔡英文是舊國民黨紅人，也就是她最喜歡扣別人帽子的所謂「黨國餘孽」。她自己就是黨國餘孽的最典型代表。在那個黨國壓倒一切的皇朝年代，別說沒有博士學位，就算連小學學位也沒有，只要黨政關係良好，想去黨校(政大) 任教，一點也不是問題。 <text:line-break/><text:line-break/>蔡英文當年的貴人是一位舊黨國紅人，叫做馮滬祥。這個人跟我有點間接的淵源。當年 (1985年)，我和阿耀等人幫阿扁在高雄辦了一個「一人一元、輪椅行軍」的抗議活動，就是因為阿扁在黨外雜誌上指出這位東海大學哲學系的馮滬祥教授之論文乃是通篇抄襲，「以翻譯代替著作」。 <text:line-break/><text:line-break/>這是一個根本無可抵賴的事實，結果，抓小偷的阿扁，反而被小偷馮滬祥給抓去關了一年 (背後指使者就是宋楚瑜)，而且還判決阿扁必須賠償馮滬祥兩百萬元。這個案子就是所謂蓬萊島事件。我們在高雄幫阿扁發動的「一人一元、輪椅行軍」抗議活動，就是為了募集這兩百萬罰款，做為一種抗爭。 <text:line-break/><text:line-break/>這位馮滬祥當年呼風喚雨，喊水會結冰，他就是當年引薦蔡英文進入學界的當朝紅人。 <text:line-break/><text:line-break/>馮先生幾年前性侵家中菲傭，事後不承認，反而對菲傭反咬一口，說對方意圖勒索。強姦人不承認，反而還想陷害人，行徑非常卑鄙。還好，後來在受害者陰道深處採集到馮滬祥的精子，因此判決三年四個月有期徒刑。想不到，人家阿扁紮紮實實坐了幾年牢，馮滬祥卻居然只坐牢82天就保外就醫至今。 <text:line-break/><text:line-break/>馮滬祥打從舊黨國時期至今的種種敗行劣跡，自然無法推論出蔡英文的學位真假。蔡的學位就是假的，因為她完全無法證明它是真的；數以百計的資料都指向假學歷的結論。我只是想說，這樣一些事，在當年舊國民黨呼風喚雨一手遮天為所欲為的年代，其實並不稀奇。 <text:line-break/><text:line-break/>台灣確實需要轉型正義，才能讓各方妖魔鬼怪現形，讓善惡是非獲得它應有的評價。荒唐的是，需要被轉型的，卻重新集結，掠奪政權，反而成為正義的一方，繼續變本加厲地殘害忠良，危害社會。</text:p>
      <text:p text:style-name="P2">陳真   |  2020.01.06 10:42   |   <text:a xlink:type="simple" xlink:href="http://palinfo.habago.org/Entry?Command=Information_PrintForum&amp;iPage=1#FORUM38360"><text:span text:style-name="T1">#</text:span></text:a></text:p>
      <text:p text:style-name="P3">萬康， <text:line-break/><text:line-break/>幾位在伊拉克或敘利亞被綁架、勒贖的日本人，例如高遠菜穗子、後藤健二與湯川遙菜，他們之所以被綁或被殺 (後藤健二與湯川遙菜) 並非因為什麼「被捲入」那般猥瑣，而是自願前往危險地區。 <text:line-break/><text:line-break/>特別是後來被救出的高遠菜穗子與遭到斬首的後藤健二，我對他們充滿敬意：善良，勇敢，正直。他們長年從事關注與協助戰區受難者及難民特別是兒童難民的工作。要不是世界上依然有這樣一些人的存在，活著肯定是一件很孤單的事。就跟阿桑吉一樣，他們就像陽光，就像燈塔，給人們 (至少是給我) 帶來一種指引與仰望。 <text:line-break/><text:line-break/>至於你對兩岸之間的描述，什麼「戰爭狀態」、「反共機制」的什麼「處斷力」云云，事實上也完全脫離了基本現實。</text:p>
      <text:p text:style-name="P2">孫從輔   |  2020.01.06 10:23   |   <text:a xlink:type="simple" xlink:href="http://palinfo.habago.org/Entry?Command=Information_PrintForum&amp;iPage=1#FORUM38359"><text:span text:style-name="T1">#</text:span></text:a></text:p>
      <text:p text:style-name="P4">有一次朋友問我：台灣應該靠向中國還是美國？ <text:line-break/><text:line-break/>我說：當然是中國，兩岸同文同種，而且美國那麼邪惡。 <text:line-break/><text:line-break/>朋友顯然不認同我的回答，但也不想在這個認定上討論下去，於是轉換問題：撇開血緣和道德，純就台灣人的利益來說，應該靠向中國還是美國？ <text:line-break/><text:line-break/>我說：答案很簡單。就算兩個強權國家一樣壞，台灣應該選擇在小學課本裡面教導台灣人是同胞的那個國家。 <text:line-break/><text:line-break/>朋友默然不語，但也無法反駁。 <text:line-break/><text:line-break/>我曾從一些最基本的假設開始思考，認識到台灣人因兩岸關係得到的好處，遠大於目前的商業利益，但大部分人不自知。首先，對台灣來說，什麼是最糟的命運？我認為最糟的莫過於是遭受核武器攻擊，以致島毀人亡 (如果以百年時間為尺度，這個擔憂並不誇張)。由於台灣被當作是中國的一部分，中國大陸本身不可能對台灣進行島毀人亡的打擊。而任何國際勢力也都認識到，對台灣的毀滅性打擊，將被中國大陸視為對本土的攻擊。從這方面來說，台灣是相當安全的。比如朝鮮若要對週邊的美國附庸國進行核武威脅，日本最應該擔心，韓國反而不需要那麼擔心，而台灣完全不用擔心。因此，台灣在發展過程中，已經免去了世上許多中小國家僅僅為了要在險惡的國際叢林中生存下來，所需付出的代價 (想想古巴和伊朗)。惟一可能對台灣進行毀滅性武力打擊的只有美國，他們在棄守時可能會設法把一切搞爛，而中共絕對會全力降低此事發生的機率。 <text:line-break/><text:line-break/>再來，就如一開始所說，中國大陸從小學就開始教導台灣人是同胞。對台灣人來說，世界上有什麼比十幾億人接受這樣的政治教育更有福氣的事？如果我們對台灣仇中教育的根深蒂固感到悲觀，那我們應該對大陸正面教育的根深蒂固---即使打個折吧---感到樂觀，至少我是如此。對岸網路上百萬人的仇台言論固然驚人，但和從小受同胞教育的十幾億人比起來，可能微不足道。如果對岸修改這項政治教育，或者對西方媒體管制開放了，才真正值得擔憂。不過我支持陳真醫生的呼籲，對岸能少一個無腦仇台的同胞總是好。 <text:line-break/><text:line-break/>最後，我也是被李光耀一段話說服，才開始相信兩岸必然統一。他的論述大概是這樣：”台灣對中國是核心利益，對美國不是，因此中國在統一戰爭中，一次打不過會再打，二次打不過會再打，直到打贏為止。” <text:line-break/><text:line-break/>我希望中共能著重在消滅台灣人的反抗意志，而非台灣人的生命。雖然對台灣人來說並不光采，但活下來才有可能性，才有機會認識到昨非而今是。</text:p>
      <text:p text:style-name="P2">葉小慧   |  2020.01.06 02:22   |   <text:a xlink:type="simple" xlink:href="http://palinfo.habago.org/Entry?Command=Information_PrintForum&amp;iPage=1#FORUM38358"><text:span text:style-name="T1">#</text:span></text:a></text:p>
      <text:p text:style-name="P3">前幾天掃到一篇關於美國媒體涉香港報導的雙標新聞，感到相當難得，但因為中文來源是橙訊，覺得需要再做追蹤原始文章出處，目前找到新蘇黎世報NZZ的原始版本： <text:line-break/><text:line-break/>«New York Times» und CNN berichten tendenziös über die Aufstände in Hongkong: Woher rührt die Doppelmoral amerikanischer Medien? <text:line-break/><text:line-break/>Matthias Müller, Peking <text:line-break/><text:line-break/>28.12.2019, 05.30 Uhr <text:line-break/><text:line-break/>https://www.nzz.ch/…/die-doppelmoral-der-amerikanischen-med… <text:line-break/><text:line-break/>---- <text:line-break/>[中文版本 by 橙訊] <text:line-break/><text:line-break/>瑞士主流媒體引大量數據　揭美國媒體在涉香港報導上嚴重「雙標」 <text:line-break/>http://www.orangenews.hk/…/system/2020/01/03/010135857.shtml <text:line-break/><text:line-break/>2020-01-03 12:39 <text:line-break/><text:line-break/>瑞士主流媒體引大量數據　揭美國媒體在涉香港報導上嚴重「雙標」 <text:line-break/><text:line-break/>【橙訊】瑞士主流媒體《新蘇黎世報》近日刊發駐華記者馬蒂亞斯·穆勒題為《美國媒體在涉香港報導上的尷尬》的文章，引用大量資料和觀點批評美國及西方媒體在涉港報導中採用雙重標準，高度扭曲、偏離事實，嚴重政治化，背離媒體使命。 <text:line-break/><text:line-break/>一、美國及西方媒體在涉港報導和對其它國家報導呈明顯兩面性。 <text:line-break/><text:line-break/>一是體現在報導數量上。Fair.org對CNN和《紐約時報》進行的調查顯示，上述兩家媒體對香港的報導數量、密集程度遠高於對同樣動盪的智利、厄瓜多爾、海地等地，而顯然上述國家在過去幾周的傷亡人數和被捕者人數明顯更多，事態也更加嚴重。 <text:line-break/><text:line-break/>截止11月22日，兩家媒體共刊發737篇涉港報導，36篇涉智利報導、28篇涉海地報導、12篇涉厄瓜多爾報導。報導的絕對數量某種程度上暗示了其扭曲程度。 <text:line-break/><text:line-break/>二是體現在報導基調上。研究顯示，10月份香港暴力升級以來，CNN和《紐約時報》仍堅持以「民主抗議者」稱呼上街示威的人，但對智利和厄瓜多爾的示威者則稱為「暴亂分子」、「縱火者」、「匪徒」，顯示兩群人做同一件事，報導卻不是一回事。 <text:line-break/><text:line-break/>二、以《紐約時報》和CNN為首的西方知名媒體在涉港報導上高度扭曲、偏離事實。 <text:line-break/><text:line-break/>在上述兩個媒體高度片面關注香港警方「暴力鎮壓」時，被暴力示威者打死的70歲老人在兩家媒體看來卻是不值一提的小事。暴力示威者用弓箭襲警一事在《紐約時報》的報導中被輕描淡寫成「警察被箭頭所傷，原因是示威者試圖反抗暴力鎮壓的警方」。 <text:line-break/><text:line-break/>據fair.org調查顯示，CNN的報導畫面中出現的示威者自製的炸彈與2013年波士頓馬拉松恐襲事件中造成大量人員死傷的炸彈威力相當，甚至更大。但CNN對這些無節制使用暴力的證據視而不見，依然將其美化為「民主抗議人士」，嚴重偏離事實。 <text:line-break/><text:line-break/>三、號稱「客觀獨立」的美媒實則嚴重「政治化」。 <text:line-break/><text:line-break/>美媒對於有無外國實力介入香港局勢的報導顯示了涉港報導被毒化。對美國保持理智的西方外交官普遍認為，從美國過去在智利、伊拉克、尼加拉瓜及其他地區的動作看，此次美國極有可能插手了香港局勢。但如果與美國記者探討這一點，他們會堅決否認。因為美國支持厄瓜多爾政府，當地暴亂在他們看來是委內瑞拉總統馬杜羅惡意干預的結果，美國的盟友是神聖不可侵犯的。 <text:line-break/><text:line-break/>四、知名美媒雙標報導的原因或許僅僅因為他們與香港暴力示威者有共同的「敵人」，即崛起中的中國。所以為香港暴力分子辯護已寫入美國媒體的基因中。 <text:line-break/><text:line-break/>五、目前美西方媒體的報導方式已背離媒體使命。 <text:line-break/><text:line-break/>《紐約時報》和CNN以及其他西方媒體上述此類雙標的報導只會幫倒忙，媒體原本的使命應該是與各方保持距離、批判性地報導，指出真正的問題，而不是現在這樣。 <text:line-break/><text:line-break/>責編：CW</text:p>
      <text:p text:style-name="P2">陳真   |  2020.01.06 01:57   |   <text:a xlink:type="simple" xlink:href="http://palinfo.habago.org/Entry?Command=Information_PrintForum&amp;iPage=1#FORUM38357"><text:span text:style-name="T1">#</text:span></text:a></text:p>
      <text:p text:style-name="P4">我從美國身上看到一個 "成功" 要素就是 "絕對理性"，或者說 "完全的利害取向"，簡單說就是絕不允許一絲無謂情感或一絲道德考量的影響，完全在利害方面做分析，完全目的取向，完全不擇手段。 <text:line-break/><text:line-break/>當他把你當成狗，你究竟扮演哪一種狗，還是有區別；根據不同的目的與情境，就有不同的考量。但有一點不能允許的就是自由意志。狗是絕對不允許有任何違逆主人命令的自由意志的。任何企圖抗命者，絕對會遭到懲罰或消滅，例如伊拉克的海珊。 <text:line-break/><text:line-break/>另外，常有人問我韓國瑜到底會不會贏？其實我也不知道。在這一點上，我不會比大家更高明。往後六天，若無其它奧步出現，我自己是估計他將可贏至少五十萬票。與其說是估計，不如說是憑感覺猜測。 <text:line-break/><text:line-break/>但我也不是完全沒有根據。比方說，你從綠營的抹黑程度之頻繁與無所不用其極以及美方的黑韓鬼話不斷，就可以知道：韓勝選的可能性是大幅存在的。倘若毫無勝選可能，綠營不可能那麼緊張，不可能抹黑成那樣子，就比方說一個巨人跟小孩打架，肯定是穩贏的。這時候，巨人會緊張得每天上健身房或處心積慮想給這小孩下毒嗎？ <text:line-break/><text:line-break/>我唯一沒有把握的是我不知道美國及這些綠色人渣會再搞出什麼奧步。很難想像人渣歹徒們會束手就擒，這向來不是他們的作風。不管誰勝誰負，歷史都得翻到下一章，台灣恐怕很難有太平日了。</text:p>
      <text:p text:style-name="P2">陳真   |  2020.01.06 01:08   |   <text:a xlink:type="simple" xlink:href="http://palinfo.habago.org/Entry?Command=Information_PrintForum&amp;iPage=1#FORUM38356"><text:span text:style-name="T1">#</text:span></text:a></text:p>
      <text:p text:style-name="P3">聲援阿桑吉站樁記實 (六) <text:line-break/><text:line-break/>陳真 <text:line-break/>2020. 01. 04. <text:line-break/><text:line-break/><text:line-break/>今天依舊來到 AIT 靜站，遠遠就看到一堆警察，把小慧和良哲及智巽圍住。他們早到，所以就先站了。 <text:line-break/><text:line-break/>我方人員這回有11人，警方這回派出二十幾個，比上回少一些，而且是一些生面孔，反應上似乎比較緊張一些。 <text:line-break/><text:line-break/>AIT 最近發表了一堆黑鷹鬼話，而且竟然還降半旗，所謂「司馬昭之心，路人皆知」，但在島內，司馬昭之心卻少有人知。 <text:line-break/><text:line-break/>我這回注意到 AIT 前面的那條馬路，似乎可通向後面巷弄的民宅。也就是說，任何人都有權通過這條馬路；即便它被劃為禁制區，但禁止的是三人以上的集會遊行，而不是禁止某一個人通過，就好像你不能跑到總統府前面集會遊行，但任何一個人都可以自由通過總統府的所在位置--重慶南路一段。 <text:line-break/><text:line-break/>但你知道嗎？今天靜站時，我一個人想走進這條馬路看看它通往何處時，十幾名警察馬上把我擋住，不准我通過。很荒唐吧？萬一我家就住在馬路的另一頭，我就不用回家了是嗎？還是我應該搭直升機穿越這條馬路？ <text:line-break/><text:line-break/>我想說的是，所謂什麼民主自由，其實都只是一種說詞，缺乏一致性的實質內涵。我明明有權力做的事，警方卻硬是要違法阻擋我去做，連通過一條大家都可以通過的馬路都不行，這叫做民主自由嗎？我當然不怪這些警察，畢竟他們只是聽命辦事。 <text:line-break/><text:line-break/>這幾次來到台灣真正的「總統府」--AIT 靜站，讓我有個很深的感慨就是，這裏就像個戒備森嚴的宮廷，氣氛肅殺，就連巴勒網這麼溫和的一種抗議方式，依舊讓他們如臨大敵。我看，就算是重慶南路一段122號那個冒牌的「總統府」都沒有戒備得這麼森嚴。 <text:line-break/><text:line-break/>靜站後，我問大家說，下個月阿桑吉就要開庭審理引渡問題，我們的靜站要不要再稍微強硬一點、以身試法？比方說參與者不再分成兩群，而是所有人全部集結在 AIT 圍牆前或其入口，決心讓警方逮捕？大部份的人的意思似乎是傾向不要這樣做。 <text:line-break/><text:line-break/>我回來和學姐商量，她也不贊成以身試法 (事實上，我們現在已經全員都在所謂禁制區內)。至於我自己，原本為了阿桑吉，想說下回再犯一次法，後來想想也就算了。基本上，除非大部份人同意，否則我們仍然還是就依照原來的分區靜站之溫和方式進行，不演說，不喊口號，不做其它任何動作。但我依然還是有點想不開，阿桑吉就要這樣畫下句點了嗎？他是為了公義而受難不是嗎？世人卻默然袖手旁觀。 <text:line-break/><text:line-break/>我其實也不希望看到我們之中有人被捕，雖然集遊法刑責不重，但總是會影響工作，影響家庭。因此，我只能希望在下個月阿桑吉受審之際，能夠有更多人來參加。我們的牌子似乎有點不太夠用，萬一牌子不夠，就請盡量穿印有阿桑吉的衣服來。</text:p>
      <text:p text:style-name="P2">怡靜   |  2020.01.06 01:01   |   <text:a xlink:type="simple" xlink:href="http://palinfo.habago.org/Entry?Command=Information_PrintForum&amp;iPage=1#FORUM38355"><text:span text:style-name="T1">#</text:span></text:a></text:p>
      <text:p text:style-name="P4">同場加映 <text:line-break/>今天剛好花了點時間把王孟源這段訪談看完 <text:line-break/>受訪時間是2017/9/6 ，有興趣的朋友可以看看。 <text:line-break/>https://youtu.be/CCklFNmVewk <text:line-break/>當台灣被統一</text:p>
      <text:p text:style-name="P2">政信   |  2020.01.06 00:20   |   <text:a xlink:type="simple" xlink:href="http://palinfo.habago.org/Entry?Command=Information_PrintForum&amp;iPage=1#FORUM38354"><text:span text:style-name="T1">#</text:span></text:a></text:p>
      <text:p text:style-name="P3">對於台美關係我覺得有個形容詞用得很好，叫做「frenemy」意思即亦敵亦友，過去幾十年來台灣的經濟成長也是有賴於美國扶持，但美國也不是真心讓你變得很強大，而是要你成為一個夠稱頭的馬前卒，過去十幾年來我覺得把兩岸跟美中台關係搞得最清楚的就是馬英九，美國人不能得罪要展現友好又不能掏心掏肺，對中國大陸要不斷釋出和解的善意緩和雙方情緒避免衝突升級（顯然美國不願意），對於很多人批評他兩岸關係在和稀泥，我的看法是這樣的，畢竟你做什麼事都有美國人在盯著，你得表現出一定程度的抗敵意志喊喊口號、辦辦活動，64該紀念時就出來紀念一下（馬英九每年都會紀念）把事情交代過去，上面的事情如果沒出來演一演美國智庫又開始寫「台灣傾中將造成balabal失衡，使台灣民煮受創」，演得不認真美國CIA又準備要民主歡樂送了，與其這樣還是演ㄧ演好了。 <text:line-break/><text:line-break/>下面是中科院院長寫的文章，美國人一點都不希望你自己變強大起來，他希望你當狗還要自己買狗糧。 <text:line-break/><text:line-break/>https://udn.com/news/story/10930/4170057</text:p>
      <text:p text:style-name="P2">陳真   |  2020.01.06 00:00   |   <text:a xlink:type="simple" xlink:href="http://palinfo.habago.org/Entry?Command=Information_PrintForum&amp;iPage=1#FORUM38353"><text:span text:style-name="T1">#</text:span></text:a></text:p>
      <text:p text:style-name="P4">卡韓政變 (224)：黑鷹鬼話 <text:line-break/><text:line-break/>陳真 2020. 1. 5. <text:line-break/><text:line-break/><text:line-break/>今天，如果你耗盡身家財產、省吃儉用，花了八百多億買了幾十架號稱全世界最棒的汽車，結果買來之後，一年撞一台，死了好多人；而且更離奇的是，車子還會很神祕地自己跑去撞牆，那麼，你接下來會怎麼做？ <text:line-break/><text:line-break/>應該是去找賣你車子的人算帳不是嗎？第一，對方應鉅額賠償。第二，應該找個第三方來檢查這些車子是否被偷偷安裝了什麼自毀機制，或是車子哪裏有問題。 <text:line-break/><text:line-break/>黑鷹神祕墜機事件就是如此，但是現實發展卻十分荒唐。受害者不但沒有去找黑心廠商 (即美國) 算帳，反而還感謝黑心廠商關心我方之人員傷亡。 <text:line-break/><text:line-break/>黑心廠商的反應也很離奇，它媽的他家居然降半旗「哀悼」，而且對於自己所發明的車子之屢屢神祕墜機 (五年十次失事) 一點反應都沒有，反倒一副胸有成竹。這樣的反應是正常的嗎？你不會覺得奇怪為何自己發明的車子屢屢失事？ <text:line-break/><text:line-break/>然而，當有個正常人說應該委託第三方公正單位調查失事原因時，這個人 (新黨黨主席郁慕明) 卻反而被群起圍攻，說他不愛台灣。 <text:line-break/><text:line-break/>更荒唐的是，買賣雙方事發之後竟然馬上一致影射可能是受害者某個遠親所下的毒手。媽的，這樣的毒手要怎麼下？而且，那位遠親正忙著在全世界做生意，他最怕的就是你家有事，他會有什麼理由來害你？ <text:line-break/><text:line-break/>買賣雙方這樣的一堆離奇反應，你不覺得很奇怪嗎？ </text:p>
      <text:p text:style-name="P2">陳真   |  2020.01.05 23:51   |   <text:a xlink:type="simple" xlink:href="http://palinfo.habago.org/Entry?Command=Information_PrintForum&amp;iPage=1#FORUM38351"><text:span text:style-name="T1">#</text:span></text:a></text:p>
      <text:p text:style-name="P3">美國的對台 A、B計畫 <text:line-break/><text:line-break/>陳真 2019. 01. 05. <text:line-break/><text:line-break/><text:line-break/>同學們，我不太能理解你們是反諷還是當真？若是當真，你們所言，十分荒唐。 <text:line-break/><text:line-break/>台灣不管藍綠，韓國瑜也一樣，全是親美。至於反不反中，走狗程度藍綠有別。藍不反中，也不反共，但是美國主子真要他做什麼，基本上他也不敢說不。 <text:line-break/><text:line-break/>也就是說，藍營身為美國走狗，比較消極與被動，而綠營則是積極為一己私利盤算，積極充當台奸，甚至不惜毀滅台灣。 <text:line-break/><text:line-break/>先舉個例，說明美國的對台方式。比方說，王金平曾斷言美國將會派人把阿扁殺掉，因為扁執政不太聽美國主子的話。王金平的判斷當然是錯的，因為就如阿扁最近所說，「美國哪需要殺我？他只要說一句『阿扁下台』，阿扁就得下台。」 <text:line-break/><text:line-break/>阿扁的說法才是精確無誤的現實描述。不過，王金平的判斷雖然有點失真，但你從這些政治「玩家」(the players) 的口中就能看得出來這樣一個基本事實，亦即： <text:line-break/><text:line-break/>不管藍綠，稍微懂一點台灣政治的人就知道，台灣就是美國的準軍事殖民地。不管藍綠，都得聽命於美國，否則輕則下台或被關 (例如美國抖出阿扁的海外洗錢資料加以懲罰)，重則小命不保。 <text:line-break/><text:line-break/>我想告訴各位的是「準軍事殖民地」的這個「準」字，很快就會被拿掉，進入下一個階段，變成如假包換的「軍事基地」，亦即美國打擊中國大陸的一顆人肉炸彈。 <text:line-break/><text:line-break/>大家有空應該去看看李光耀幾十年來對於中、美、台三方關係發展的看法。李光耀很有遠見，他的幾乎所有斷言都證明了他的高瞻遠矚。如果我沒記錯，他的斷言有三： <text:line-break/><text:line-break/>一，兩岸統一是必然的。李光耀說得對，台灣人如果夠聰明，就應該知道在這個必然的時代進程中如何減少傷害、增加獲利。 <text:line-break/><text:line-break/>二，美國不會為了台灣和中國打仗。 <text:line-break/><text:line-break/>三，中國人的聰慧，將使得美國終將無法打敗中國。 <text:line-break/><text:line-break/>我並不認為這樣一些政治判斷很厲害，我覺得這只是一些再簡單也不過的事實，特別是第一和第二點。但是，重點並不在於美國不可能為台灣打仗 (我也希望千萬不要，因為那只會讓台灣死得更慘，恐怕是毀滅性)，重點乃是在於美國的目的依我看是希望在美國不參戰的情況下兩岸發生慘烈戰爭。 <text:line-break/><text:line-break/>兩岸軍事實力懸殊，就如扁朝時期的國防部副部長林中斌先生所說，台灣抵擋不了解放軍幾十個鐘頭。因此，兩岸「慘烈」戰爭基本上是不太可能發生的；況且中共一定不會希望擴大戰火，不會希望殃及一般人民，方能有利於日後統一。 <text:line-break/><text:line-break/>但是，兩岸「慘烈」戰爭依舊有可能發生，那就是台灣一旦接受美國長期所建議，以大陸人民本身做為軍事攻擊目標以製造最大規模的平民傷亡，這時候很可能就會引起大陸民心的強烈反感而招來慘烈報復。這個可怕後果，恰恰是美國所最渴望發生。 <text:line-break/><text:line-break/>關於這一點研判，你從無數的證據可以看得出來，例如：美國對台的主要掌權者、亦即那些兩手血腥的戰犯人渣及軍火掮客例如Richard Lee Armitage (美國前副國務卿)，還有美國真正掌權的情治軍工複合體 (亦即所謂 Deep State) 所啟動的對中作戰計畫 Committee on the Present Danger:China，以及那些長年鼓吹台灣和大陸拼一死戰的所謂「智庫」例如「2049計畫研究所」等等等，你就能知道中美鬥爭關係中美國對於台灣的定位與盤算。 <text:line-break/><text:line-break/>如果兩岸發生比方說數十萬甚至數百萬人死亡的慘烈戰爭，美國一定高興死了，因為那意味著中國之2049 年「全面復興計畫」或是2025的「中國製造」以及深具戰略意義的「一帶一路」等等等，全都將會被摧毀或長期延宕或導致整個國力倒退。 <text:line-break/><text:line-break/>以上就是美國的對台 A 計畫。 <text:line-break/><text:line-break/>退而求其次，美國的B計畫則是希望台灣可以變成中國的一個長期動亂地區，因此絕對會繼續在島內培植仇中反華勢力，並給予武裝與訓練，發動恐怖攻擊或暴亂，就如同美國半個多世紀來在全世界各個敵對國家或所欲侵略之國家境內所培植的無數所謂「追求民主」之極右「武裝反抗勢力」所策動之顛覆與動亂活動。 <text:line-break/><text:line-break/>台灣最好不要傻傻地變成美國人傷害中國大陸的人肉炸彈。如果有一天，很不幸，兩岸情勢發展到武統階段。台灣最好的應對方式就是放棄抵抗，大家照顧好自己的家人，盡量躲好，顧好自身安全，靜待戰爭以一種最小的傷亡迅速結束。 <text:line-break/><text:line-break/>為什麼呢？因為，任何稍有軍事常識的人都知道，兩岸軍力完全不對等，幾天甚至幾小時之內就會結束。既然如此，你何必以毀滅自身為代價去跟對岸戰到所謂「最後一兵一卒」(美國經常歌頌綠營這類所謂「有決心保護台灣」的宣稱。但我絕對可以跟大家保證，兩岸一旦有事，綠營的人會溜得比誰都快，美國也會保護他們的安全，但會努力擴大台灣一般人民的傷亡。) <text:line-break/><text:line-break/>真正保護台灣的方式怎麼會是「戰至最後一兵一卒」，難道你真的會相信像蘇貞昌那類包藏禍心的人渣所說的什麼「拿起掃帚和解放軍拼到一兵一卒」？ <text:line-break/><text:line-break/>而且，千萬千萬千萬不要中了美國人的計，千萬千萬千萬不要以大陸廣大人民做為攻擊目標 (例如美國經常教導台灣應該積極觸犯戰爭罪行，對比方說上海商業鬧區或三峽大壩發動攻擊，藉以製造最大的人命傷亡。)  <text:line-break/><text:line-break/>如果一個人可以用他的一條命做為一種交換，我願意用生命來交換台灣人的覺醒，希望大家能清楚認知自身及下一代的安危禍福，不要自掘墳墓，不要做出親痛仇快之事；務必認清誰才是你的同胞骨肉，誰是萬惡不赦、四處危害全世界、殺害上千萬人、製造數千萬戰爭難民的血腥撒旦惡魔。 <text:line-break/><text:line-break/>我也希望大陸人民與大陸當局能認清一點：台灣人永遠都不應該是你的敵人。自己的同胞再怎麼樣也還是自己的同胞。因為，你要知道，台灣是這麼一個幾乎完全與世界隔絕的封閉小島，美國已經在這島上殖民統治七十幾個年頭，島上能有幾個人有辦法跳脫從小到大的洗腦教育？任何一個大陸人倘若他出生在台灣，在台灣長大，他一樣還是會變成一個親美反中的腦殘。 <text:line-break/><text:line-break/>這樣一些人民，即便腦筋不太清楚，依舊絕對不應該是大陸同胞的敵人。兩岸人民的共同敵人應該是美國，是漢奸，是那些長年以來不惜以傷害台灣做為一種代價來謀取個人私利與權力的台奸。</text:p>
      <text:p text:style-name="P2">程觀   |  2020.01.05 23:06   |   <text:a xlink:type="simple" xlink:href="http://palinfo.habago.org/Entry?Command=Information_PrintForum&amp;iPage=1#FORUM38350"><text:span text:style-name="T1">#</text:span></text:a></text:p>
      <text:p text:style-name="P4">張萬康先生講的我覺得好像蠻有道理的，不過有沒有人能提供正確爾且詳盡的解放軍武力攻台，或是對台的政策，我很想知道如果解放軍真的攻台，他們如何攻擊，或是會採取怎樣的行為，看了太多的資訊都是美方或是台灣人自己的論述，我想知道透明完整的資訊，也好讓年輕人知道到底甚麼樣是真實，雖然講到戰爭，必然是不好的。</text:p>
      <text:p text:style-name="P2">張萬康   |  2020.01.05 20:34   |   <text:a xlink:type="simple" xlink:href="http://palinfo.habago.org/Entry?Command=Information_PrintForum&amp;iPage=1#FORUM38349"><text:span text:style-name="T1">#</text:span></text:a></text:p>
      <text:p text:style-name="P3">急急如律令，投票日倒數中，陳真怎麼還沒發文（敲碗）。其他板友也沒發文。這樣吧，我來發一篇墊檔。我昨天寫的，談話的對象是年輕朋友。寫得有點粗糙，不像文章，見諒。 <text:line-break/>◎ <text:line-break/>最近這幾天伊朗、美國之間發生大事，美國轟炸伊拉克，且伊朗有個全國第二號人物在巴格達機場，美國派無人機突襲，把這人炸死了，伊朗表示絕對報復。此外2019年年底，伊拉克幾個地方也遭受轟炸，伊拉克人包圍美國大使館，美國昨天（2020年1月3日）已宣佈撤僑。2020難保不會發生國際大事，我覺台灣不要搶鋒頭，也不要自認地位多麼重要，這世界上還有其他地區一直都很重要。 <text:line-break/><text:line-break/>我奉勸台灣不必跟美國走太近，保持友好可以，不要成天肉麻的喊我們是盟邦，不然中東國家把我們看成跟美國是「一國的」，弄不好哪天我們被扯進去。日本前幾年就有兩個人捲入，被伊斯蘭國處決。假若以後萬一我們有人被中東反美的激進組織劫持，中國會不會想幫我們去談？會的，一來他們真的想救人給台灣看，二來他們說台灣是中國的、台灣人也是中國人，覺得那些激進組織很不給中國面子。那麼我們政府願不願意他們暗中幫忙？當然還是希望，一如很多遠洋船隻在外面多少也有受中國政府關照，民間不會曉得的，華人之間的出外人彼此幫忙，這很正常（以前索馬利亞海盜常打劫各國船隻，有些台灣的輪船也被扣了，後來怎麼被釋放的？你以為是台灣政府夠力、海盜大發慈悲嗎？吳克泰在回憶錄裡寫了，這些事情是他們暗中去斡旋的）。但是以後在出大事的時候我們的媒體會不會趁機又在大搞反中？不能被中共利用！國格！到時候又是一頭亂。 <text:line-break/><text:line-break/>台灣對國際事務不熟，阿拉伯語的人才有多少？對中東熟悉的人最近殉國一位，我們的參謀總長。台灣反中過頭，很不成熟，很不靈活，台灣人要知道這個世界不是只有中美日。美國跑去搞伊朗、伊拉克是不對的，你是伊拉克和伊朗你贊成美國去他們地盤上鬧嗎？姑且不說對或不對，台灣不要傻傻的跟美國結合。主軸要「中立傾中」，美中兩頭都靠近，但稍稍要偏向中國多一點，這樣對台灣才是安全又有發展。或看時機稍微調整槓桿，但只能稍微，不要愛大剌剌講我們跟美國要好，不然自招麻煩。諸君認為「X漠」計劃的台灣飛行員真的是去當「教官」嗎？很多事情是不能講的。這是我的推測啦，我沒說一定不是當教官。公開不能寫很明白。 <text:line-break/><text:line-break/>台灣政府很幼稚，為了取得政權，放任且煽動青年反中，一點國際視野也沒有。台灣這樣玩自己，早晚會被玩。 <text:line-break/><text:line-break/>我必須奉勸青年朋友們，你不投給韓國瑜可以舉一百個理由，但不要把反中當成理由。這會把台灣害慘的。這是被綠營利用了諸君的熱血。中共真的這麼可怕的話，參謀總長出事，總統為何不趕快進衡山指揮所就戰鬥位置？可見反中是戲，根本不值得當個題目。 <text:line-break/><text:line-break/>又，如果說中共真的很可怕，總統只是忘記進衡山指揮所，或她認為沒必要，這個總統當得也很迷糊吧？你不進衡山也該宣佈全國國軍提高戰備等級，所有放假的士官兵全部緊急召回。她和她身邊的人好像不知道參謀總長的地位？所以說就算反中有理，她的能力也不適任。 <text:line-break/><text:line-break/>今天無論誰當總統，藍綠都一樣，處理方式都要及格，戰備的意思就是全台灣的飛彈暗中對準大陸沿海各大城市，隨時戰鬥機待命起飛。你以為我們只能防禦啊？我們四年前有一枚雄風飛彈從高雄不小心打到澎湖……換言之這枚白目的小飛彈也可以打這麼遠，遭殃的如果不是那艘台灣漁船，那可能就是解放軍的艦艇。我們的軍機沒辦法轟擊大陸沿海？當然可以，這麼近。總長死因不明，迎戰的姿態、架式要做出來。沒事的話兩天後解除戰備。 <text:line-break/><text:line-break/>你說藍營不可能下達最高戰備指令，因為藍營親中，那你真的太年輕了。兩岸廣義上是處在戰爭狀態，藍營怎麼可能不反共。藍營一直反共，只是青年被洗腦成藍營親中賣台。兩岸交流就等於不反共，年輕人信這一套，綠營用二選一的簡化答案來吸票。藍營不但反共，還懂怎麼反共，我相信如果是老宋或韓國瑜當總統，或任何一個藍營的人當總統，參謀總長出事絕對會做出戰備的指示，這是藍營幾十年來軍、政在聯繫上的一整套反共機制套路，他們懂怎麼反應。綠營能有這種處斷力的，可能只有蘇貞昌，但他不是總統。或許郭正亮也有這種洞察，問題是他只能上電視。 <text:line-break/><text:line-break/>今天總長之死如果是中共幹的，藍營在台灣就崩盤了，國民黨就沒有現在也沒有未來。如果是中共幹的，藍營一定會迎戰，不打就不能給台灣人交代。綠營也一樣，兩岸發生戰爭的話，綠營也會迎戰，但他如果不迎戰，綠營選民把綠營寵壞了，我看他們也不會逼迫政府什麼。藍綠會賣台，我不相信，有台灣在，他們藍綠才能貪污，不是嗎？我這一段的意思只是說，綠營也可能賣台，看你要把話怎麼說，如果要懷疑，藍綠都一樣可以被懷疑。你看綠營處理參謀總長罹難的事就可以看出台灣鬧的一切是假的。</text:p>
      <text:p text:style-name="P5"><text:span text:style-name="T2">陳真</text:span><text:span text:style-name="T3"><text:s/>  |  2020.01.04 03:48   |   </text:span><text:a xlink:type="simple" xlink:href="http://palinfo.habago.org/Entry?Command=Information_PrintForum#FORUM38348"><text:span text:style-name="T4">#</text:span></text:a></text:p>
      <text:p text:style-name="P6"><text:span text:style-name="T3">卡韓政變</text:span><text:span text:style-name="T5"><text:s/>(223)</text:span><text:span text:style-name="T3">：黑鷹為何失事？</text:span><text:span text:style-name="T5"><text:line-break/><text:line-break/></text:span><text:span text:style-name="T3">陳真</text:span><text:span text:style-name="T5"><text:s/>2020. 1. 4.<text:line-break/><text:line-break/><text:line-break/></text:span><text:span text:style-name="T3">美國賣給台灣的黑鷹直升機，號稱「直升機界的勞斯萊斯」，一台要價</text:span><text:span text:style-name="T5">14</text:span><text:span text:style-name="T3">億，卻兩年掉兩架，失事率相當高。這不是很奇怪嗎？這可以用「單純意外」來解釋嗎？更奇怪的是為何會剛好發生在這個總統大選的關鍵時間點？</text:span><text:span text:style-name="T5"><text:line-break/><text:line-break/></text:span><text:span text:style-name="T3">過去幾十年從未這麼「愛台灣」的苦苓，這兩年突然變得綠油油。他表示，「很可能會有關於『黑鷹事件』的謠言或是陰謀論出現！」，因此呼籲「政府應第一時間闢謠，檢調要第一時間抓人，萬萬不可輕忽！」</text:span><text:span text:style-name="T5"><text:line-break/><text:line-break/></text:span><text:span text:style-name="T3">若真要第一時間逮人，苦苓這樣的「呼籲」第一個就應被逮，因為這就是在「帶風向」，預設立場認定綠營不會造謠，而是「闢謠者」。這很荒唐，因為二十幾年來，民進黨及綠媒幾乎每天就是抹黑造謠。</text:span><text:span text:style-name="T5"><text:line-break/><text:line-break/></text:span><text:span text:style-name="T3">事發後，一些綠媒馬上把箭頭指向是「中國暗殺」。更卑鄙齷齪的是，</text:span><text:span text:style-name="T5">AIT </text:span><text:span text:style-name="T3">及美國參謀長竟然違反常態，第一時間紛紛發文悼念罹難的參謀總長沈一鳴，說他是「對抗中國威脅的重要人物」！這話是什麼意思，不言可喻。</text:span><text:span text:style-name="T5"><text:line-break/><text:line-break/></text:span><text:span text:style-name="T3">緊接著，美國幾乎所有主流媒體突然如此重視台灣，全都在事發後幾小時內大幅報導。</text:span><text:span text:style-name="T5">AIT </text:span><text:span text:style-name="T3">居然還降半旗！媽的，如果這不是帶風向，什麼是帶風向？</text:span><text:span text:style-name="T5"><text:line-break/><text:line-break/></text:span><text:span text:style-name="T3">如果真要這麼進行政治推論與炒作，那應該把箭頭指向美國暗殺才對，畢竟直升機是美國賣給台灣，誰知道這裏頭有沒有暗藏什麼足以遙控的機關？而且，這樣一件失事事件，對渴望兩岸此時無事的中國大陸根本有害無益，對韓國瑜之選情更是很大傷害，因為韓國瑜在最後這關鍵的幾天將無法順利造勢，選情會降溫。然而，毫無疑問，韓想勝選的主要關鍵就是炒熱選情，提高支持者的投票率。</text:span><text:span text:style-name="T5"><text:line-break/><text:line-break/></text:span><text:span text:style-name="T3">這幾天，整個媒體版面全被黑鷹事件所覆蓋，原本對綠營傷害很大的反滲透法及綠營網軍楊蕙如的一魚兩吃斂財事件等等等，幾乎瞬間被掩蓋，失去議論熱度。誰從這樣一個事件中獲利？當然就是綠營，這下他們更是可以理直氣壯地說反滲透法多麼重要了，很多腦殘一定會相信這套鬼話。</text:span><text:span text:style-name="T5"><text:line-break/><text:line-break/></text:span><text:span text:style-name="T3">各位還記得十一月發生的玻利維亞軍事政變吧？總統莫拉萊斯被美國</text:span><text:span text:style-name="T5"><text:s/>CIA </text:span><text:span text:style-name="T3">所支持的極右派武裝勢力趕下台之前幾天，所搭乘之直升機突然空中故障，機械人為受損，差點喪命。莫拉萊斯認定這是一次暗殺。事實上，美國才是不斷在全世界各地搞暗殺的恐怖主義份子。</text:span><text:span text:style-name="T5"><text:line-break/><text:line-break/></text:span><text:span text:style-name="T3">結論是：</text:span><text:span text:style-name="T5"><text:line-break/><text:line-break/></text:span><text:span text:style-name="T3">一，我並非說這件事就是美國幹的。但是，如果美國和綠營硬要誣賴或影射對岸所為，那麼，依其邏輯，我們更應該把懷疑的箭頭指向美國才對。</text:span><text:span text:style-name="T5"><text:line-break/><text:line-break/></text:span><text:span text:style-name="T3">二，陰謀論通常不足採信，但懷疑論卻往往具有一定的現實基礎。造謠是不對的，但懷疑卻很合理；我不相信政治上會有那麼多「偶然」。</text:span><text:span text:style-name="T5"><text:line-break/><text:line-break/></text:span><text:span text:style-name="T3">三，在這件事情上，如果你可以懷疑那根本無可懷疑的中國大陸，那我們為何不能懷疑那事實上相當可疑而且類似之暗殺前科根本罄竹難書的美國？</text:span></text:p>
      <text:p text:style-name="P5"><text:span text:style-name="T2">阿海</text:span><text:span text:style-name="T3"><text:s/>  |  2020.01.03 18:57   |   </text:span><text:a xlink:type="simple" xlink:href="http://palinfo.habago.org/Entry?Command=Information_PrintForum#FORUM38347"><text:span text:style-name="T4">#</text:span></text:a></text:p>
      <text:p text:style-name="P7"><text:span text:style-name="T3">人渣黨邪惡卑鄙齷齪到了極點。我詞窮了。</text:span></text:p>
      <text:p text:style-name="P2">陳真   |  2020.01.02 12:00   |   <text:a xlink:type="simple" xlink:href="http://palinfo.habago.org/Entry?Command=Information_PrintForum&amp;iPage=1#FORUM38344"><text:span text:style-name="T1">#</text:span></text:a></text:p>
      <text:p text:style-name="P3">卡韓政變 (222)：鬥爭、鬥爭、鬥爭 <text:line-break/><text:line-break/>陳真 2020. 1. 2. <text:line-break/><text:line-break/><text:line-break/>黨外前輩之中，最具有鬥爭觀念的人之一，就是林義雄。他在一片噤若寒蟬的恐怖高壓之中，就以一種誓不兩立的態度攻擊國民黨。 <text:line-break/><text:line-break/>即便是在我參與黨外的八零年代初期，一般人根本不敢批評國民黨，屁都不敢放一個，更不用說更是恐怖高壓的七零年代，林義雄不但開罵，而且還以武裝鬥爭威脅國民黨。他公開說，國民黨根本不是一個合法政府，而是一個叛亂團體。林義雄說他對遊行啦、發傳單啦等等這些行為已經失去興趣，意味著唯有暴力反擊才是正途，並且還說同志們怎麼決定，他就怎麼追隨。 <text:line-break/><text:line-break/>很多人相信，林義雄的剛烈鬥爭態度，直接導致了滅門的報復。 <text:line-break/><text:line-break/>林宅血案後，林義雄被關，被刑求，是所有受刑人之中被刑求得最可怕的一位。出獄後，他遠渡重洋讀書，去美國哈佛、英國劍橋及日本筑波大學，四、五年後返回台灣，鬥爭信念依然沒變。 <text:line-break/><text:line-break/>我記得他講過幾次同一個例子，他說，如果有一頭老虎吃人，把人給叼走拿去啃了，這時候，大家應該做的不是忙著救這個人或那個人，而是應該想辦法給這隻老虎致命一擊。 <text:line-break/><text:line-break/>我講這些，想說的是鬥爭二字，請參閱卡韓系列編號219。用陳明忠的話來講就是反抗。陳明忠說得對，228不是悲情，而是反抗，對貪官污吏欺壓人民的腐敗政權進行鬥爭。 <text:line-break/><text:line-break/>我並不相信武力，我也不是說沒有所謂「受害者」，更不是說不應該協助或聲援任何當事人。我是說，有些人莫名其妙就成為政治犯，但有些人不是，他們就是存心要反抗要反擊要消滅台奸漢奸與貪官污吏；這樣一些人並不是受害者，而是戰士。 <text:line-break/><text:line-break/>你當然可以協助或聲援任何被老虎抓去啃的當事人，但你可別忘了，在聲援一個又一個當事人之餘，最重要的還是伏虎，把老虎打趴，或拔掉虎牙，讓他無法再吃人。 <text:line-break/><text:line-break/>台灣始終有一種甚囂塵上的所謂「和解」或「團結」或什麼「超越藍綠」、「終結政黨惡鬥」的呼聲，這純粹就是自欺欺人，眛於現實。 <text:line-break/><text:line-break/>和解的前提有二： <text:line-break/><text:line-break/>一，對方必須是個基本良善的競爭對手，而不是一大群無惡不作的歹徒。 <text:line-break/><text:line-break/>二，整個政治架構之基本屬性必須是競爭而非鬥爭。問題是，現實並非如此。台灣所面臨的狀況就是被美國軍事殖民，充當攻擊中國大陸的武器與軍事基地，簡單說就是戰場。台灣基本上就是個準軍事戰場。 <text:line-break/><text:line-break/>當敵人炮火猛烈，你卻對敵人說我們要團結？要和解？和不和解當然不是片面一方所能決定，更不是挨打的一方來決定。當一些政客拼命喊和解、和解、和解之時，我想說的卻是鬥爭、鬥爭、鬥爭。 <text:line-break/><text:line-break/>鬥爭所需要的是勇氣和力量，而不是婆婆媽媽跟敵人講道理。敵人比你更會講不是嗎？人渣黨就是講理念講理想的絕世高手不是嗎？民主自由人權法治清廉勤政愛鄉土愛人民以及無數所謂普世價值，講得天花亂墜，所作所為卻完全相反，難道你還真的相信這些人渣真的是在追求這些什麼崇高理想？ <text:line-break/><text:line-break/>說到勇氣，林義雄常引用這幾句佛經： <text:line-break/><text:line-break/>我若向刀山，刀山自摧折。 <text:line-break/>我若向火湯，火湯自消滅。 <text:line-break/>我若向地獄，地獄自枯竭。 <text:line-break/><text:line-break/>人渣黨幾年來倒行逆施，貪贓枉法，完全無法無天，連轉寄立委的記者會影片居然都會被以重罪威脅；連評論一下故宮政策，情治單位都要跑來問話、恐嚇，以各種莫須有的法律威脅；連說幾句金援外交的不是，這樣也犯法，連七十多歲的阿嬤都要抓...荒唐實例成百上千。 <text:line-break/><text:line-break/>現在由美國下令，又來個足以套用在所有人身上的「反滲透法」。難道你還以為這是在跟你講道理、講理念的時候，難道你蠢到還真相信這些人渣與台奸是在「捍衛民主自由與人權」？ <text:line-break/><text:line-break/>面對這無數針對人民所發動的攻擊與鎮壓，你越是害怕，人渣們就越囂張。你不怕他，他就會怕你，他會打打算盤看划不划算。老子說，「民不畏死，奈何以死懼之？」你不怕刀山油鍋，不怕下地獄，這些威嚇工具就會失去效用。</text:p>
      <text:p text:style-name="P2">陳真   |  2020.01.02 11:59   |   <text:a xlink:type="simple" xlink:href="http://palinfo.habago.org/Entry?Command=Information_PrintForum&amp;iPage=1#FORUM38343"><text:span text:style-name="T1">#</text:span></text:a></text:p>
      <text:p text:style-name="P4">卡韓政變 (221)：我就是我的話語 <text:line-break/><text:line-break/>陳真 2020. 01. 02. <text:line-break/><text:line-break/><text:line-break/>在馬丁史柯西斯開罵之前，我不知道什麼是「漫威電影」。去查了一下才知道。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2">陳真   |  2020.01.02 11:58   |   <text:a xlink:type="simple" xlink:href="http://palinfo.habago.org/Entry?Command=Information_PrintForum&amp;iPage=1#FORUM38342"><text:span text:style-name="T1">#</text:span></text:a></text:p>
      <text:p text:style-name="P3">卡韓政變 (220)：戰士與蒼蠅 <text:line-break/><text:line-break/>陳真 2020. 01. 01. <text:line-break/><text:line-break/>念淨， <text:line-break/><text:line-break/>當我們說腦殘「很可怕」時，意思是說他蠢到嚇死人，而不是我們真的「害怕」他。 <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2">陳真   |  2020.01.02 02:36   |   <text:a xlink:type="simple" xlink:href="http://palinfo.habago.org/Entry?Command=Information_PrintForum&amp;iPage=1#FORUM38338"><text:span text:style-name="T1">#</text:span></text:a></text:p>
      <text:p text:style-name="P3">(續前) <text:line-break/><text:line-break/>在馬丁史柯西斯開罵之前，我不知道什麼是「漫威電影」。去查了一下才知道什麼是「漫威電影」。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2">張萬康   |  2020.01.01 22:36   |   <text:a xlink:type="simple" xlink:href="http://palinfo.habago.org/Entry?Command=Information_PrintForum&amp;iPage=1#FORUM38337"><text:span text:style-name="T1">#</text:span></text:a></text:p>
      <text:p text:style-name="P4">最近在我家附近的露天飲料店，和兩位老大哥聊政治。兩位都是本省籍，口音都有台式草根的親切感。兩位都很誠懇溫和。 <text:line-break/><text:line-break/>第一位是在反滲透法通過的前兩三天相遇的，他年約六十幾。他的看法是： <text:line-break/><text:line-break/>「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XX部的XX秘書很熟，他說那天聽他們在講，可能政權不保，在談以後可能要隨部長去職。」 <text:line-break/><text:line-break/>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 <text:line-break/><text:line-break/>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52，他說你他們（同伴）年紀大。我反問他貴庚，他說：「35！」我說35？他笑說兩個35。我說你看起來很年輕是沒錯。此人元氣十足，確實看起來沒那麼老。過後他們繼續談天，我做我的事，聽到他對同伴說，我建議你們讀一本談易經的書，叫作…… <text:line-break/><text:line-break/>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 <text:line-break/><text:line-break/>其實我沒有特別露出憂心狀。不過選戰沸沸揚揚，他感覺得出。我猜他自己也是憂國憂民，但自我調適得當。看來確實對易經有點心得。老大哥隨後飄然而去。 </text:p>
      <text:p text:style-name="P2">陳真   |  2020.01.01 20:13   |   <text:a xlink:type="simple" xlink:href="http://palinfo.habago.org/Entry?Command=Information_PrintForum&amp;iPage=1#FORUM38336"><text:span text:style-name="T1">#</text:span></text:a></text:p>
      <text:p text:style-name="P3">念淨， <text:line-break/><text:line-break/>當我們說腦殘「很可怕」時，意思是說他蠢到嚇死人，而不是我們真的「害怕」他。 <text:line-break/><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5"><text:span text:style-name="T2">陳真</text:span><text:span text:style-name="T3"><text:s/>  |  2020.01.01 12:03   |   </text:span><text:a xlink:type="simple" xlink:href="http://palinfo.habago.org/Entry?Command=Information_PrintForum&amp;iPage=1#FORUM38335"><text:span text:style-name="T4">#</text:span></text:a></text:p>
      <text:p text:style-name="P6"><text:span text:style-name="T3">更正：</text:span><text:span text:style-name="T5"><text:line-break/><text:line-break/></text:span><text:span text:style-name="T3">重返戒嚴內文提到解嚴</text:span><text:span text:style-name="T5">30</text:span><text:span text:style-name="T3">周年，</text:span><text:span text:style-name="T5">2007</text:span><text:span text:style-name="T3">年應為</text:span><text:span text:style-name="T5">20</text:span><text:span text:style-name="T3">周年才對。若有轉載或轉寄，煩請更正。謝謝。</text:span><text:span text:style-name="T5"><text:line-break/><text:line-break/></text:span><text:span text:style-name="T3">陳真</text:span></text:p>
      <text:p text:style-name="P5"><text:span text:style-name="T2">謝穎芝</text:span><text:span text:style-name="T3"><text:s/>  |  2020.01.01 12:02   |   </text:span><text:a xlink:type="simple" xlink:href="http://palinfo.habago.org/Entry?Command=Information_PrintForum&amp;iPage=1#FORUM38334"><text:span text:style-name="T4">#</text:span></text:a></text:p>
      <text:p text:style-name="P7"><text:span text:style-name="T3">從昨晚這個網站就連不上，</text:span><text:span text:style-name="T5"><text:line-break/></text:span><text:span text:style-name="T3">是不是又遭受</text:span><text:span text:style-name="T5"><text:s/>DoS </text:span><text:span text:style-name="T3">攻擊了？</text:span><text:span text:style-name="T5"><text:line-break/></text:span><text:span text:style-name="T3">網頁一直回覆「伺服器沒有回應」或出現「</text:span><text:span text:style-name="T5">palinfo.habago.org </text:span><text:span text:style-name="T3">回應時間過長」⋯</text:span><text:span text:style-name="T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